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. Sulzber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0, 1892</text:p>
      <text:p text:style-name="P5">Month<text:tab/><text:tab/><text:tab/><text:tab/><text:tab/><text:tab/>April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SECRETARY'S OFFICE./</text:p>
      <text:p text:style-name="P2">NO. 338 NORTH THIRD STREET./</text:p>
      <text:p text:style-name="P3">Philadelphia, April 20th 1892/</text:p>
      <text:p text:style-name="P2">Rev Dr S. Morais/</text:p>
      <text:p text:style-name="P2"><text:tab/>Dear sir/</text:p>
      <text:p text:style-name="P2"><text:tab/><text:tab/>Will you please attend a meeting/ of the Board of Directors of the Alliance Israelite/ Universelle to authorize the President to receive/ the Legacy of $5000. from the estate of Miss/ Ellen Phillips and to sign a refunding receipt/ therefore. <text:s/>The meeting will be held to-morrow/ Thursday evening at 8. 0. clock at the residence of/ the President 1315 N. Broad St/ Yours &amp;c/ D Sulzberger/ secretar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4:57:40.77</meta:creation-date>
    <meta:document-statistic meta:table-count="0" meta:image-count="0" meta:object-count="0" meta:page-count="2" meta:paragraph-count="66" meta:word-count="249" meta:character-count="1775"/>
    <dc:date>2011-12-01T15:03:14.66</dc:date>
    <dc:creator>Penn Libraries</dc:creator>
    <meta:editing-duration>PT00H05M33S</meta:editing-duration>
    <meta:editing-cycles>1</meta:editing-cycles>
    <meta:generator>OpenOffice.org/3.2$Win32 OpenOffice.org_project/320m12$Build-9483</meta:generator>
  </office:meta>
</office:document-meta>
</file>